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normal" style:font-weight-asian="normal" style:font-weight-complex="normal"/>
    </style:style>
    <style:style style:name="P2" style:family="paragraph" style:parent-style-name="Standard">
      <style:text-properties officeooo:paragraph-rsid="001a4f21"/>
    </style:style>
    <style:style style:name="P3" style:family="paragraph" style:parent-style-name="Text_20_body" style:list-style-name="L1"/>
    <style:style style:name="P4" style:family="paragraph" style:parent-style-name="Text_20_body" style:list-style-name="L3"/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 style:list-style-name="L3"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/>
    </style:style>
    <style:style style:name="T5" style:family="text">
      <style:text-properties fo:font-style="italic" fo:font-weight="bold" style:font-weight-asian="bold" style:font-weight-complex="bold"/>
    </style:style>
    <style:style style:name="T6" style:family="text">
      <style:text-properties fo:font-style="italic"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🧠 PROMPT-MESTRE FINAL — Sistema White-Label / Franquia Financeira B2B2C com Open Finance + Gateway + Blockchain + Visualização HTML Interativa</text:p>
      <text:p text:style-name="Standard">MISSÃO</text:p>
      <text:p text:style-name="Standard"/>
      <text:p text:style-name="Standard">Construir um ecossistema digital white-label/franquia, tipo Franq 2.0, operando como marketplace B2B2C de produtos financeiros, integrando:</text:p>
      <text:p text:style-name="Standard"/>
      <text:p text:style-name="Standard">Open Finance para consentimentos, iniciação PIX e agregação de dados;</text:p>
      <text:p text:style-name="Standard"/>
      <text:p text:style-name="Standard">Gateway interno para mensalidades, comissões e splits;</text:p>
      <text:p text:style-name="Standard"/>
      <text:p text:style-name="Standard">PSP regulado para liquidação;</text:p>
      <text:p text:style-name="Standard"/>
      <text:p text:style-name="Standard">Blockchain permissionada para auditoria;</text:p>
      <text:p text:style-name="Standard"/>
      <text:p text:style-name="Standard">Nenhuma custódia de fundos de terceiros;</text:p>
      <text:p text:style-name="Standard"/>
      <text:p text:style-name="Standard">Página HTML interativa que mostre toda a arquitetura gerada.</text:p>
      <text:p text:style-name="Standard"/>
      <text:p text:style-name="Standard">OBJETIVOS</text:p>
      <text:p text:style-name="Standard"/>
      <text:p text:style-name="Standard">Marketplace B2B2C — conecta Personal Bankers, clientes e instituições.</text:p>
      <text:p text:style-name="Standard"/>
      <text:p text:style-name="Standard">White-Label / Franquia — múltiplas marcas, políticas e subdomínios.</text:p>
      <text:p text:style-name="Standard"/>
      <text:p text:style-name="Standard">Gateway Interno + PSP — apenas cobranças internas e liquidação real.</text:p>
      <text:p text:style-name="Standard"/>
      <text:p text:style-name="Standard">Open Finance Layer — consentimento e pagamento PIX.</text:p>
      <text:p text:style-name="Standard"/>
      <text:p text:style-name="Standard">Blockchain Ledger — trilha imutável de eventos e contratos.</text:p>
      <text:p text:style-name="Standard"/>
      <text:p text:style-name="Standard">MÓDULOS</text:p>
      <text:p text:style-name="Standard">Módulo<text:tab/>Função</text:p>
      <text:p text:style-name="Standard">Admin Master<text:tab/>Gestão de franqueados e royalties</text:p>
      <text:p text:style-name="Standard">Franquia White-Label<text:tab/>Instância customizável com marca</text:p>
      <text:p text:style-name="Standard">Personal Banker App<text:tab/>Operação comercial e indicadores</text:p>
      <text:p text:style-name="Standard">Billing/Gateway<text:tab/>Cobranças e splits</text:p>
      <text:p text:style-name="Standard">Open Finance<text:tab/>Consent + Iniciação PIX</text:p>
      <text:p text:style-name="Standard">Ledger Blockchain<text:tab/>Auditoria imutável</text:p>
      <text:p text:style-name="Standard">Compliance Console<text:tab/>Logs e LGPD + PCI DSS</text:p>
      <text:p text:style-name="Standard">APIs-CHAVE</text:p>
      <text:p text:style-name="Standard">POST /invoice/create</text:p>
      <text:p text:style-name="Standard">POST /split/execute</text:p>
      <text:p text:style-name="Standard">POST /psp/webhook</text:p>
      <text:p text:style-name="Standard">POST /of/pix-initiate</text:p>
      <text:p text:style-name="Standard">POST /ledger/commit</text:p>
      <text:p text:style-name="Standard">POST /franchise/create</text:p>
      <text:p text:style-name="Standard">GET <text:s/>/analytics/revenue</text:p>
      <text:p text:style-name="Standard"/>
      <text:p text:style-name="Standard">ESQUELETO DA PÁGINA HTML INTERATIVA (Mermaid.js)</text:p>
      <text:p text:style-name="Standard"/>
      <text:p text:style-name="Standard"><text:soft-page-break/>Cada geração do agente deve incluir uma página index.html com o diagrama interativo abaixo, atualizando os nós conforme a arquitetura produzida.</text:p>
      <text:p text:style-name="Standard"/>
      <text:p text:style-name="Standard">&lt;!DOCTYPE html&gt;</text:p>
      <text:p text:style-name="Standard">&lt;html lang="pt-BR"&gt;</text:p>
      <text:p text:style-name="Standard">&lt;head&gt;</text:p>
      <text:p text:style-name="Standard"><text:s text:c="2"/>&lt;meta charset="UTF-8" /&gt;</text:p>
      <text:p text:style-name="Standard"><text:s text:c="2"/>&lt;meta name="viewport" content="width=device-width, initial-scale=1.0" /&gt;</text:p>
      <text:p text:style-name="Standard"><text:s text:c="2"/>&lt;title&gt;Arquitetura do Marketplace Financeiro&lt;/title&gt;</text:p>
      <text:p text:style-name="Standard"><text:s text:c="2"/>&lt;script type="module"&gt;</text:p>
      <text:p text:style-name="Standard"><text:s text:c="4"/>import mermaid from "https://cdn.jsdelivr.net/npm/mermaid@10/dist/mermaid.esm.min.mjs";</text:p>
      <text:p text:style-name="Standard"><text:s text:c="4"/>mermaid.initialize({ startOnLoad: true, theme: "default" });</text:p>
      <text:p text:style-name="Standard"><text:s text:c="2"/>&lt;/script&gt;</text:p>
      <text:p text:style-name="Standard"><text:s text:c="2"/>&lt;style&gt;</text:p>
      <text:p text:style-name="Standard"><text:s text:c="4"/>body { font-family: sans-serif; margin: 2rem; background: #f9fafb; }</text:p>
      <text:p text:style-name="Standard"><text:s text:c="4"/>#container { border: 1px solid #ccc; border-radius: 12px; padding: 1rem; background: #fff; }</text:p>
      <text:p text:style-name="Standard"><text:s text:c="4"/>h1 { font-size: 1.5rem; text-align: center; }</text:p>
      <text:p text:style-name="Standard"><text:s text:c="4"/>footer { margin-top: 2rem; text-align: center; font-size: 0.85rem; color: #666; }</text:p>
      <text:p text:style-name="Standard"><text:s text:c="2"/>&lt;/style&gt;</text:p>
      <text:p text:style-name="Standard">&lt;/head&gt;</text:p>
      <text:p text:style-name="Standard">&lt;body&gt;</text:p>
      <text:p text:style-name="Standard"><text:s text:c="2"/>&lt;h1&gt;Estrutura do Sistema White-Label B2B2C&lt;/h1&gt;</text:p>
      <text:p text:style-name="Standard"><text:s text:c="2"/>&lt;div id="container" class="mermaid"&gt;</text:p>
      <text:p text:style-name="Standard"><text:s text:c="4"/>graph TD</text:p>
      <text:p text:style-name="Standard"><text:s text:c="6"/>A[Cliente Final] --&gt;|Solicita Produto| B[Personal Banker]</text:p>
      <text:p text:style-name="Standard"><text:s text:c="6"/>B --&gt;|Usa| C[Marketplace B2B2C]</text:p>
      <text:p text:style-name="Standard"><text:s text:c="6"/>C --&gt;|API Billing| D[Gateway Interno]</text:p>
      <text:p text:style-name="Standard"><text:s text:c="6"/>D --&gt;|Liquidação| E[PSP Regulado]</text:p>
      <text:p text:style-name="Standard"><text:s text:c="6"/>D --&gt;|Auditoria| F[Blockchain Permissionada]</text:p>
      <text:p text:style-name="Standard"><text:s text:c="6"/>C --&gt;|Consentimento/PIX| G[Camada Open Finance]</text:p>
      <text:p text:style-name="Standard"><text:s text:c="6"/>C --&gt;|Gestão| H[Franquia White-Label]</text:p>
      <text:p text:style-name="Standard"><text:s text:c="6"/>H --&gt;|Relatórios Globais| I[Admin Master]</text:p>
      <text:p text:style-name="Standard"><text:s text:c="6"/>I --&gt;|Logs/Compliance| J[Console LGPD &amp; PCI DSS]</text:p>
      <text:p text:style-name="Standard"><text:s text:c="2"/>&lt;/div&gt;</text:p>
      <text:p text:style-name="Standard"/>
      <text:p text:style-name="Standard"><text:s text:c="2"/>&lt;script&gt;</text:p>
      <text:p text:style-name="Standard"><text:s text:c="4"/>// Exemplo de interação: clique em um nó para exibir detalhes</text:p>
      <text:p text:style-name="Standard"><text:s text:c="4"/>document.addEventListener('click', e =&gt; {</text:p>
      <text:p text:style-name="Standard"><text:s text:c="6"/>if (e.target.tagName === 'text') alert(`Nó selecionado: ${e.target.textContent}`);</text:p>
      <text:p text:style-name="Standard"><text:s text:c="4"/>});</text:p>
      <text:p text:style-name="Standard"><text:s text:c="2"/>&lt;/script&gt;</text:p>
      <text:p text:style-name="Standard"/>
      <text:p text:style-name="Standard"><text:s text:c="2"/>&lt;footer&gt;</text:p>
      <text:p text:style-name="Standard"><text:s text:c="4"/>Plataforma EIAH – Agentes IA Personalizados | Contato +55 47 99967 4434 | Email admin@carlos-alberto-merlo.com</text:p>
      <text:p text:style-name="Standard"><text:s text:c="2"/>&lt;/footer&gt;</text:p>
      <text:p text:style-name="Standard">&lt;/body&gt;</text:p>
      <text:p text:style-name="Standard">&lt;/html&gt;</text:p>
      <text:p text:style-name="Standard"/>
      <text:p text:style-name="Standard">REQUISITOS TÉCNICOS</text:p>
      <text:p text:style-name="Standard"/>
      <text:p text:style-name="Standard">Backend: Node.js + NestJS ou Python + FastAPI</text:p>
      <text:p text:style-name="Standard"><text:soft-page-break/></text:p>
      <text:p text:style-name="Standard">Frontend: Next.js + Tailwind</text:p>
      <text:p text:style-name="Standard"/>
      <text:p text:style-name="Standard">Banco: PostgreSQL + Redis</text:p>
      <text:p text:style-name="Standard"/>
      <text:p text:style-name="Standard">Mensageria: Kafka ou RabbitMQ</text:p>
      <text:p text:style-name="Standard"/>
      <text:p text:style-name="Standard">Blockchain: Hyperledger Fabric ou Quorum</text:p>
      <text:p text:style-name="Standard"/>
      <text:p text:style-name="Standard">Infra: Docker + Kubernetes + CI/CD</text:p>
      <text:p text:style-name="Standard"/>
      <text:p text:style-name="Standard">Segurança: OIDC · PCI DSS · LGPD</text:p>
      <text:p text:style-name="Standard"/>
      <text:p text:style-name="Standard">Auditoria: OpenTelemetry + Logs imutáveis</text:p>
      <text:p text:style-name="Standard"/>
      <text:p text:style-name="Standard">COMPLIANCE</text:p>
      <text:p text:style-name="Standard"/>
      <text:p text:style-name="Standard">Sem custódia de fundos.</text:p>
      <text:p text:style-name="Standard"/>
      <text:p text:style-name="Standard">Liquidação via PSP regulado.</text:p>
      <text:p text:style-name="Standard"/>
      <text:p text:style-name="Standard">Split por ordens no PSP.</text:p>
      <text:p text:style-name="Standard"/>
      <text:p text:style-name="Standard">Ledger somente com hashes e metadados.</text:p>
      <text:list xml:id="list2641580592" text:style-name="L1">
        <text:list-header>
          <text:p text:style-name="P3"><text:span text:style-name="T1"/></text:p>
        </text:list-header>
      </text:list>
      <text:p text:style-name="Text_20_body"><text:span text:style-name="T3">PII Minimization: </text:span>Dados sensíveis (PII) devem ser criptografados ou pseudonimizados no Event Bus, usando IDs referenciais.</text:p>
      <text:p text:style-name="Text_20_body"><text:span text:style-name="T3">Right to Delete (LGPD):</text:span> A arquitetura deve suportar a exclusão lógica, aproveitando o particionamento por <text:span text:style-name="Source_20_Text">tenantId</text:span>.</text:p>
      <text:p text:style-name="Standard"/>
      <text:p text:style-name="Standard"/>
      <text:p text:style-name="Standard">ENTREGÁVEIS</text:p>
      <text:p text:style-name="Standard"/>
      <text:p text:style-name="Standard">Código modular dos microserviços.</text:p>
      <text:p text:style-name="Standard"/>
      <text:p text:style-name="Standard">Documentação OpenAPI/Swagger.</text:p>
      <text:p text:style-name="Standard"/>
      <text:p text:style-name="Standard">Diagramas de sequência e arquitetura.</text:p>
      <text:p text:style-name="Standard"/>
      <text:p text:style-name="Standard">Ledger schema + modelo ER.</text:p>
      <text:p text:style-name="Standard"/>
      <text:p text:style-name="Standard">Scripts Docker / CI-CD.</text:p>
      <text:p text:style-name="Standard"/>
      <text:p text:style-name="Standard">index.html interativo (base Mermaid.js).</text:p>
      <text:p text:style-name="Standard"/>
      <text:p text:style-name="Standard">INSTRUÇÃO FINAL AO AGENTE</text:p>
      <text:p text:style-name="Standard"/>
      <text:p text:style-name="Standard">Sempre que o usuário solicitar a montagem ou geração do sistema, o agente deve produzir:</text:p>
      <text:p text:style-name="Standard"/>
      <text:p text:style-name="Standard">Código back-end e front-end modular;</text:p>
      <text:p text:style-name="Standard"><text:soft-page-break/></text:p>
      <text:p text:style-name="Standard">Diagramas de arquitetura e sequência;</text:p>
      <text:p text:style-name="Standard"/>
      <text:p text:style-name="Standard">A página index.html interativa com a estrutura visual do sistema;</text:p>
      <text:p text:style-name="Standard"/>
      <text:p text:style-name="Standard">Metadados gravados no ledger para auditoria.</text:p>
      <text:p text:style-name="Standard"/>
      <text:p text:style-name="Standard">Princípio operacional: “Sem operação bancária direta · Liquidação via PSP · Auditoria via Blockchain · White-Label escalável.”</text:p>
      <text:p text:style-name="Standard"/>
      <text:h text:style-name="P1" text:outline-level="3">🚨 INSTRUÇÃO FINAL AO AGENTE (Protocolo de Implementação Obrigatório)</text:h>
      <text:p text:style-name="P5">Sempre que o usuário solicitar a montagem ou geração do sistema, o agente deve produzir:</text:p>
      <text:list xml:id="list3143931532" text:style-name="L3">
        <text:list-item>
          <text:p text:style-name="P6">Código back-end e front-end modular que implemente:</text:p>
          <text:list>
            <text:list-item>
              <text:p text:style-name="P6">Padrão Outbox: O Gateway (Módulo 4) deve usar o padrão Outbox para registrar eventos de auditoria e notificação <text:span text:style-name="T4">antes</text:span> de finalizar a transação no DB.</text:p>
            </text:list-item>
            <text:list-item>
              <text:p text:style-name="P4"><text:span text:style-name="T3">Clientes Resilientes: As chamadas para PSP (Módulo E) e Open Finance (Módulo G) devem ser encapsuladas em um cliente resiliente (</text:span><text:span text:style-name="Source_20_Text"><text:span text:style-name="T3">psp_client.ts</text:span></text:span><text:span text:style-name="T3">) que implemente Circuit Breaker, </text:span><text:span text:style-name="T6">Time-out</text:span><text:span text:style-name="T3"> e Retries Exponenciais (conforme blueprint técnico).</text:span></text:p>
            </text:list-item>
            <text:list-item>
              <text:p text:style-name="P6">Multi-Tenant Gov: O Módulo 4 (Billing/Gateway) deve ter lógica para Rate Limiting particionada por Tenant.</text:p>
            </text:list-item>
          </text:list>
        </text:list-item>
        <text:list-item>
          <text:p text:style-name="P6">Diagramas de arquitetura e sequência que ilustrem claramente o fluxo Assíncrono (Gateway -&gt; Event Bus -&gt; Ledger Worker).</text:p>
        </text:list-item>
        <text:list-item>
          <text:p text:style-name="P6">A página index.html interativa com a estrutura visual do sistema.</text:p>
        </text:list-item>
        <text:list-item>
          <text:p text:style-name="P6">Metadados gravados no ledger para auditoria com a garantia de que o Ledger Blockchain (F) é um Consumer passivo da fila de eventos.</text:p>
        </text:list-item>
      </text:list>
      <text:p text:style-name="P5">Princípio operacional revisado: “Sem operação bancária direta · Liquidação via PSP · Auditoria Assíncrona via Outbox/Blockchain · White-Label escalável com Resiliência de Terceiros.”</text:p>
      <text:p text:style-name="Standard"/>
      <text:p text:style-name="Standard"/>
      <text:p text:style-name="P2">Plataforma EIAH – Agentes IA Personalizados - 📞 +55 47 99967 4434 </text:p>
      <text:p text:style-name="P2">✉️ admin@carlos-alberto-merlo.co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2T09:04:58.478000000</meta:creation-date>
    <dc:date>2025-11-02T09:15:28.634000000</dc:date>
    <meta:editing-duration>PT10M30S</meta:editing-duration>
    <meta:editing-cycles>1</meta:editing-cycles>
    <meta:document-statistic meta:table-count="0" meta:image-count="0" meta:object-count="0" meta:page-count="4" meta:paragraph-count="119" meta:word-count="769" meta:character-count="5772" meta:non-whitespace-character-count="4996"/>
    <meta:generator>LibreOffice/7.3.2.2$Windows_X86_64 LibreOffice_project/49f2b1bff42cfccbd8f788c8dc32c1c309559be0</meta:generator>
  </office:meta>
</office:document-meta>
</file>